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28da7" officeooo:paragraph-rsid="0042654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6edbf" officeooo:paragraph-rsid="0042654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6edbf" officeooo:paragraph-rsid="0049d3f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d1405" officeooo:paragraph-rsid="005d14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05128" officeooo:paragraph-rsid="0042654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26b74" officeooo:paragraph-rsid="00626b7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d1405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26edbf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d1405" officeooo:paragraph-rsid="0042654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28da7" officeooo:paragraph-rsid="00426540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28da7" officeooo:paragraph-rsid="00654d5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ef259" officeooo:paragraph-rsid="00654d5f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bead1" officeooo:paragraph-rsid="00654d5f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e00c6" officeooo:paragraph-rsid="00654d5f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bold" officeooo:rsid="0050d28d" officeooo:paragraph-rsid="00654d5f" style:font-size-asian="12pt" style:font-weight-asian="bold" style:font-size-complex="12pt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646a39" officeooo:paragraph-rsid="00646a39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a00ea" officeooo:paragraph-rsid="006a00ea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e71d9" officeooo:paragraph-rsid="0049d3f6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26b74" officeooo:paragraph-rsid="00626b74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1" fo:font-size="12pt" officeooo:rsid="00626b74" officeooo:paragraph-rsid="00626b74" style:font-size-asian="12pt" style:font-size-complex="12pt"/>
    </style:style>
    <style:style style:name="P2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paragraph-rsid="00426540"/>
    </style:style>
    <style:style style:name="P2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officeooo:paragraph-rsid="00626b74"/>
    </style:style>
    <style:style style:name="P26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officeooo:paragraph-rsid="00626b74"/>
    </style:style>
    <style:style style:name="P27" style:family="paragraph" style:parent-style-name="Standard">
      <style:paragraph-properties fo:text-align="start" style:justify-single-word="false"/>
      <style:text-properties officeooo:paragraph-rsid="006c46a6"/>
    </style:style>
    <style:style style:name="P2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6c46a6"/>
    </style:style>
    <style:style style:name="P2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6c46a6" style:font-weight-asian="bold" style:font-weight-complex="bold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4e00c6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ef259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9ced8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393420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428da7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4b6655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5d1405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4786ac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615c93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6a00ea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26540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ae0d7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395b7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4b6655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93420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428da7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3ea0ad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674b75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6a00ea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6a7497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6b6215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28" style:family="text">
      <style:text-properties officeooo:rsid="00428da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54d5f" style:font-weight-asian="bold" style:font-weight-complex="bold"/>
    </style:style>
    <style:style style:name="T31" style:family="text">
      <style:text-properties officeooo:rsid="0049d3f6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4e00c6" style:font-weight-asian="normal" style:font-weight-complex="normal"/>
    </style:style>
    <style:style style:name="T34" style:family="text">
      <style:text-properties officeooo:rsid="004e71d9"/>
    </style:style>
    <style:style style:name="T35" style:family="text">
      <style:text-properties officeooo:rsid="005d1405"/>
    </style:style>
    <style:style style:name="T36" style:family="text">
      <style:text-properties officeooo:rsid="005f08b8"/>
    </style:style>
    <style:style style:name="T37" style:family="text">
      <style:text-properties officeooo:rsid="005f5b1b"/>
    </style:style>
    <style:style style:name="T38" style:family="text">
      <style:text-properties officeooo:rsid="0029ced8"/>
    </style:style>
    <style:style style:name="T39" style:family="text">
      <style:text-properties style:font-name="DejaVu Sans Condensed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28"><text:span text:style-name="T27">1</text:span><text:span text:style-name="T39">xx - Controls</text:span></text:p>
          </table:table-cell>
          <table:table-cell table:style-name="Table5.B1" office:value-type="string">
            <text:p text:style-name="P29">2xx - Ground</text:p>
          </table:table-cell>
          <table:table-cell table:style-name="Table5.C1" office:value-type="string">
            <text:p text:style-name="P29">3xx - Flight</text:p>
          </table:table-cell>
          <table:table-cell table:style-name="Table5.D1" office:value-type="string">
            <text:p text:style-name="P29">4xx - A2A</text:p>
          </table:table-cell>
          <table:table-cell table:style-name="Table5.E1" office:value-type="string">
            <text:p text:style-name="P29">5xx - A2G</text:p>
          </table:table-cell>
          <table:table-cell table:style-name="Table5.F1" office:value-type="string">
            <text:p text:style-name="P29">6xx - Misc</text:p>
          </table:table-cell>
        </table:table-row>
      </table:table>
      <text:p text:style-name="P27"><text:span text:style-name="T25">5</text:span><text:span text:style-name="T26">0</text:span><text:span text:style-name="T23">2</text:span><text:span text:style-name="T13"> - </text:span><text:span text:style-name="T14">A/G</text:span><text:span text:style-name="T15"> - </text:span><text:span text:style-name="T16">Cannon</text:span><text:span text:style-name="T17">, </text:span><text:span text:style-name="T18">Bombs, Rockets</text:span></text:p>
      <text:p text:style-name="P1"/>
      <text:p text:style-name="P1">All</text:p>
      <text:list text:style-name="L1">
        <text:list-item>
          <text:p text:style-name="P12"><text:span text:style-name="T1">Press </text:span><text:span text:style-name="T12">B4</text:span><text:span text:style-name="T1"> to set </text:span><text:span text:style-name="T12">A/G Master Mode</text:span></text:p>
        </text:list-item>
      </text:list>
      <text:list text:style-name="L2">
        <text:list-item>
          <text:p text:style-name="P13">Press <text:span text:style-name="T29">Lower Gray Hat</text:span> to <text:span text:style-name="T29">cycle weapons</text:span></text:p>
        </text:list-item>
        <text:list-item>
          <text:p text:style-name="P13">Selected weapon is shown <text:span text:style-name="T31">on the HUD in English, and </text:span>in the armament panel with lights and letters:</text:p>
          <text:list>
            <text:list-item>
              <text:p text:style-name="P15"><text:span text:style-name="T29">Б</text:span> <text:span text:style-name="T28">=</text:span> bombs</text:p>
            </text:list-item>
            <text:list-item>
              <text:p text:style-name="P15"><text:span text:style-name="T29">УР</text:span> <text:span text:style-name="T28">=</text:span> missiles</text:p>
            </text:list-item>
            <text:list-item>
              <text:p text:style-name="P15"><text:span text:style-name="T29">НРС</text:span> <text:span text:style-name="T28">= </text:span>rockets</text:p>
            </text:list-item>
            <text:list-item>
              <text:p text:style-name="P15"><text:span text:style-name="T29">ВПУ</text:span> <text:span text:style-name="T28">= gun, remaining rounds shown in the l</text:span>ower right of the panel: <text:span text:style-name="T29">К</text:span> <text:span text:style-name="T28">= </text:span>full, <text:span text:style-name="T28">then </text:span><text:span text:style-name="T29">1/2</text:span>, <text:span text:style-name="T29">1/4</text:span></text:p>
            </text:list-item>
            <text:list-item>
              <text:p text:style-name="P16"><text:span text:style-name="T36">Remaining g</text:span>un rounds <text:span text:style-name="T36">are </text:span>also in the bottom right corner of HUD when in gun mode, shown in quarters (4, 3, 2, 1).</text:p>
            </text:list-item>
          </text:list>
        </text:list-item>
        <text:list-item>
          <text:p text:style-name="P17"><text:span text:style-name="T29">Countermeasures</text:span> ... <text:span text:style-name="T29">As needed</text:span> (<text:span text:style-name="T29">Top Hat</text:span> -- F: chaff, B: flares, U: ECM <text:span text:style-name="T37">(if carrying pods)</text:span>)</text:p>
        </text:list-item>
        <text:list-item>
          <text:p text:style-name="P18"><text:span text:style-name="T33">W</text:span><text:span text:style-name="T32">eapons of the same type fire from the outside in.</text:span></text:p>
        </text:list-item>
      </text:list>
      <text:p text:style-name="P2"/>
      <text:p text:style-name="P3">Cannon</text:p>
      <text:list text:style-name="L3">
        <text:list-item>
          <text:p text:style-name="P14">Press <text:span text:style-name="T30">Gray Reset Hat backward</text:span> to <text:span text:style-name="T29">toggle cannon on.</text:span></text:p>
        </text:list-item>
        <text:list-item>
          <text:p text:style-name="P14">Press <text:span text:style-name="T29">Trigger</text:span> to fire. <text:s/><text:span text:style-name="T31">Fires in short bursts</text:span>.</text:p>
        </text:list-item>
      </text:list>
      <text:p text:style-name="P4"/>
      <text:p text:style-name="P6">Unguided bombs</text:p>
      <text:p text:style-name="P9">All</text:p>
      <text:list text:style-name="L4">
        <text:list-item>
          <text:p text:style-name="P19"><text:span text:style-name="T22">L</text:span><text:span text:style-name="T12">aunch permission override</text:span><text:span text:style-name="T1"> ... </text:span><text:span text:style-name="T12">Off</text:span><text:span text:style-name="T1"> (not sure exactly how to tell, but "LA" should not be on the HUD until release parameters are met) </text:span><text:span text:style-name="T11">(</text:span><text:span text:style-name="T24">Red Button press</text:span><text:span text:style-name="T11">)</text:span></text:p>
        </text:list-item>
        <text:list-item>
          <text:p text:style-name="P20">Set Salvo mode with Gray Reset Hat shift-press. <text:s/>Default is off. <text:s/>HUD shows a number above weapon pylon dashes for pylons that will be released. <text:s/>If in doubt, force Launch Permission Override (Red Button press) to see pylon release numbers, then turn the override back off.</text:p>
        </text:list-item>
        <text:list-item>
          <text:p text:style-name="P20">There is no ripple or interval setting.</text:p>
        </text:list-item>
      </text:list>
      <text:p text:style-name="P10"><text:span text:style-name="T38">CCIP bombing </text:span><text:span text:style-name="T34">(with automatic CCRP mode)</text:span></text:p>
      <text:list text:style-name="L5">
        <text:list-item>
          <text:p text:style-name="P24"><text:span text:style-name="T4">P</text:span><text:span text:style-name="T5">ut the </text:span><text:span text:style-name="T2">pipper on the target and </text:span><text:span text:style-name="T19">hold</text:span><text:span text:style-name="T20"> </text:span><text:span text:style-name="T21">Trigger</text:span><text:span text:style-name="T6"> </text:span><text:span text:style-name="T7">until bomb drops</text:span><text:span text:style-name="T6">.</text:span></text:p>
        </text:list-item>
      </text:list>
      <text:list text:style-name="L6">
        <text:list-item>
          <text:list>
            <text:list-item>
              <text:p text:style-name="P21">If there's no vertical bomb fall line, <text:span text:style-name="T35">holding </text:span>Trigger will enter CCRP mode. <text:s/>Diamond indicator will appear over target point, bombs will drop when range scale arrow on left of HUD reaches bottom.</text:p>
            </text:list-item>
          </text:list>
        </text:list-item>
      </text:list>
      <text:p text:style-name="P5"/>
      <text:p text:style-name="P7">Rockets</text:p>
      <text:list text:style-name="L7">
        <text:list-item>
          <text:p text:style-name="P25"><text:span text:style-name="T3">Put pipper on the target, </text:span><text:span text:style-name="T9">hold </text:span><text:span text:style-name="T21">Trigger</text:span><text:span text:style-name="T6"> to ripple fire</text:span><text:span text:style-name="T3">.</text:span></text:p>
        </text:list-item>
      </text:list>
      <text:list text:style-name="L8">
        <text:list-item>
          <text:list>
            <text:list-item>
              <text:p text:style-name="P26"><text:span text:style-name="T8">Rockets fire very quickly, </text:span><text:span text:style-name="T10">about 1.3 seconds per pod for S-8s,</text:span><text:span text:style-name="T8"> use short bursts.</text:span></text:p>
            </text:list-item>
          </text:list>
        </text:list-item>
      </text:list>
      <text:p text:style-name="P11"/>
      <text:p text:style-name="P8"><text:span text:style-name="T35">K</text:span>MGU submunition dispensers</text:p>
      <text:list text:style-name="L9">
        <text:list-item>
          <text:p text:style-name="P23"><text:span text:style-name="T32">Level attack, </text:span><text:span text:style-name="T29">50-150 m</text:span><text:span text:style-name="T32">.</text:span></text:p>
        </text:list-item>
        <text:list-item>
          <text:p text:style-name="P22">Each dispenser covers about 0.23 nmi (425 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9:29.449000000</dc:date>
    <meta:editing-duration>PT18H21M40S</meta:editing-duration>
    <meta:editing-cycles>6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5" meta:word-count="348" meta:character-count="1791" meta:non-whitespace-character-count="1494"/>
  </office:meta>
</office:document-meta>
</file>